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DejaVu Serif1" svg:font-family="'DejaVu Serif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rsid="0007de62" officeooo:paragraph-rsid="0007de62"/>
    </style:style>
    <style:style style:name="P2" style:family="paragraph" style:parent-style-name="Standard">
      <style:paragraph-properties fo:text-align="justify" style:justify-single-word="false"/>
      <style:text-properties officeooo:rsid="0007de62" officeooo:paragraph-rsid="0007de62"/>
    </style:style>
    <style:style style:name="P3" style:family="paragraph" style:parent-style-name="Standard">
      <style:text-properties officeooo:rsid="0009774d" officeooo:paragraph-rsid="0009774d"/>
    </style:style>
    <style:style style:name="P4" style:family="paragraph" style:parent-style-name="Standard">
      <style:paragraph-properties fo:text-align="justify" style:justify-single-word="false"/>
      <style:text-properties style:font-name="DejaVu Sans1" officeooo:rsid="0007de62" officeooo:paragraph-rsid="0007de62"/>
    </style:style>
    <style:style style:name="P5" style:family="paragraph" style:parent-style-name="Standard">
      <style:paragraph-properties fo:text-align="justify" style:justify-single-word="false"/>
      <style:text-properties style:font-name="DejaVu Sans1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1" officeooo:rsid="000aa2e7" officeooo:paragraph-rsid="000aa2e7"/>
    </style:style>
    <style:style style:name="P7" style:family="paragraph" style:parent-style-name="Standard">
      <style:paragraph-properties fo:text-align="justify" style:justify-single-word="false"/>
      <style:text-properties style:font-name="DejaVu Sans1" officeooo:rsid="0007de62" officeooo:paragraph-rsid="000d715a"/>
    </style:style>
    <style:style style:name="T1" style:family="text">
      <style:text-properties style:font-name="DejaVu Sans1"/>
    </style:style>
    <style:style style:name="T2" style:family="text">
      <style:text-properties officeooo:rsid="000b73b2"/>
    </style:style>
    <style:style style:name="T3" style:family="text">
      <style:text-properties officeooo:rsid="000d7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name is Victor, I'm brazilian, 25 years old, Electronic Engineer (Federal Institute of Santa Catarina), 5 years of work experience.</text:p>
      <text:p text:style-name="P4"/>
      <text:p text:style-name="P5"><text:bookmark text:name="result_box1"/>The Federal Institute of Education, Science and Technology of Santa Catarina (IFSC) is a <text:span text:style-name="T2">centenary</text:span> public education institution in Santa Catarina, being elected for 6 years in a row the best Technological Institute of the country (2008-2013). </text:p>
      <text:p text:style-name="P4"/>
      <text:p text:style-name="P6">The Electronic Engineer course at IFSC is very focused on applied engineering and development of electronic devices, involving hardware, software and firmware design.</text:p>
      <text:p text:style-name="P4"/>
      <text:p text:style-name="P7">I've been working with Embedded Systems <text:span text:style-name="T3">(baremetal programming and embedded Linux) </text:span>for about 4 years, involving platforms such as Arduino, AVR, 8051, ARM (either Cortex or M series), Analog Devices and Texas Instruments DSPs, and others. </text:p>
      <text:p text:style-name="P4"/>
      <text:p text:style-name="P4">Due to my previous jobs, either professional or academic jobs, I got a strong background in Electronic Instrumentation, Circuit Analysis, Programming (C, Assembly, Java, Python, Matlab) and some reasonable knowledge in Power Electronics (DC-DC Converters and Battery-Powered Circuits), Digital Signal Processing, Digital Image Processing (OpenCV), Digital Communication Protocols (i²C, SPI, UART, TWI) and other stuff related to electronics.</text:p>
      <text:p text:style-name="P4"/>
      <text:p text:style-name="P4"/>
      <text:p text:style-name="P4">For more information, please take a look at my linkedIn platform: br.linkedin.com/in/victorsantosdev</text:p>
      <text:p text:style-name="P4"/>
      <text:p text:style-name="P4">One of my top projects can be viewed in my web portfolio at Seelio:</text:p>
      <text:p text:style-name="P4">Portfolio: seelio.com/victorsantodev </text:p>
      <text:p text:style-name="P4"/>
      <text:p text:style-name="P2"><text:span text:style-name="T1">Code repository: </text:span><text:a xlink:type="simple" xlink:href="https://github.com/victorsantosdev" text:style-name="Internet_20_link" text:visited-style-name="Visited_20_Internet_20_Link"><text:span text:style-name="T1">https://github.com/victorsantosdev</text:span></text:a></text:p>
      <text:p text:style-name="P2"/>
      <text:p text:style-name="P1"/>
      <text:p text:style-name="P1"/>
      <text:p text:style-name="P3">I work with hardware and software development for embedded systems and mobile (Android). I really like the approach where a succesfull product need to rise from a solid basis, so, the project needs to be well designed since the beginning to avoid possible problems in the future. Some roles that I like to participate when I'm involved in a project:</text:p>
      <text:p text:style-name="P3"/>
      <text:p text:style-name="P3">- Defining the architecture</text:p>
      <text:p text:style-name="P3">- Designing the system </text:p>
      <text:p text:style-name="P3">- Writing the code</text:p>
      <text:p text:style-name="P3">- Documentation Writing</text:p>
      <text:p text:style-name="P3">- Deployment, Usability, Design</text:p>
      <text:p text:style-name="P3"/>
      <text:p text:style-name="P3">In the other hand, I often like to discuss with my teammates either ways to improve the projects we're developing, also ideas to improve our own work.</text:p>
      <text:p text:style-name="P3"><text:soft-page-break/></text:p>
      <text:p text:style-name="P3">While I've worked as professional I developed skills in some areas like:</text:p>
      <text:p text:style-name="P3"/>
      <text:p text:style-name="P3">- Programming (C, Assembly, PHP, Java, Python, Shell Script) for Unix like systems (ARM and X86);</text:p>
      <text:p text:style-name="P3">- Electronic Circuits Analysis;</text:p>
      <text:p text:style-name="P3">- Electromagnetic Compatibility (EMC);</text:p>
      <text:p text:style-name="P3">- Telecom products testing;</text:p>
      <text:p text:style-name="P3">- Market Research;</text:p>
      <text:p text:style-name="P3">- Prospection of new products in telecom area;</text:p>
      <text:p text:style-name="P3">- Writing of Technical Documents.</text:p>
      <text:p text:style-name="P3"/>
      <text:p text:style-name="P3">In my graduation course I excelled in the study of the following topics:</text:p>
      <text:p text:style-name="P3"/>
      <text:p text:style-name="P3">- Digital Control Systems;</text:p>
      <text:p text:style-name="P3">- Digital Signal Processing (with emphasis of Digital Image Processing);</text:p>
      <text:p text:style-name="P3">- Power Electronics;</text:p>
      <text:p text:style-name="P3">- Firmware development for Microcontrollers;</text:p>
      <text:p text:style-name="P3">- Analog and Digital Electronics.</text:p>
      <text:p text:style-name="P3"/>
      <text:p text:style-name="P3">Portfolio: seelio.com/victorsantode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DejaVu Serif1" svg:font-family="'DejaVu Serif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Arial" fo:font-family="Arial" style:font-family-generic="roman" style:font-pitch="variable" fo:font-size="12pt" fo:language="en" fo:country="US" style:letter-kerning="true" style:font-name-asian="DejaVu Serif1" style:font-family-asian="'DejaVu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Arial" fo:font-family="Arial" style:font-family-generic="roman" style:font-pitch="variable" fo:font-size="12pt" fo:language="en" fo:country="US" fo:font-style="italic" style:letter-kerning="true" style:font-name-asian="DejaVu Serif1" style:font-family-asian="'DejaVu Serif'" style:font-family-generic-asian="system" style:font-pitch-asian="variable" style:font-size-asian="12pt" style:language-asian="hi" style:country-asian="IN" style:font-style-asian="italic" style:font-name-complex="DejaVu Serif1" style:font-family-complex="'DejaVu Serif'" style:font-family-generic-complex="system" style:font-pitch-complex="variable" style:font-size-complex="12pt" fo:hyphenate="false" fo:hyphenation-remain-char-count="2" fo:hyphenation-push-char-count="2"/>
    </style:style>
    <style:style style:name="Bullet_20_Symbols" style:display-name="Bullet Symbols" style:family="text">
      <style:text-properties style:font-name="FreeSans" fo:font-family="FreeSans" style:font-family-generic="roman" style:font-pitch="variable" style:font-name-asian="OpenSymbol" style:font-family-asian="OpenSymbol" style:font-family-generic-asian="system" style:font-pitch-asian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9:21:54.955315964</meta:creation-date>
    <dc:date>2016-08-31T10:13:11.877006412</dc:date>
    <meta:editing-duration>PT18M57S</meta:editing-duration>
    <meta:editing-cycles>5</meta:editing-cycles>
    <meta:generator>LibreOffice/5.2.0.4$Linux_X86_64 LibreOffice_project/20m0$Build-4</meta:generator>
    <meta:document-statistic meta:table-count="0" meta:image-count="0" meta:object-count="0" meta:page-count="2" meta:paragraph-count="31" meta:word-count="412" meta:character-count="2764" meta:non-whitespace-character-count="2380"/>
  </office:meta>
</office:document-meta>
</file>